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1.8pt"/>
    </style:style>
    <style:style style:name="co5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Osa</text:p>
          </table:table-cell>
          <table:table-cell table:style-name="ce1" office:value-type="string" calcext:value-type="string">
            <text:p>Hinta</text:p>
          </table:table-cell>
          <table:table-cell table:style-name="ce1" office:value-type="string" calcext:value-type="string">
            <text:p>Kpl</text:p>
          </table:table-cell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Linkki</text:p>
          </table:table-cell>
          <table:table-cell table:style-name="ce1" office:value-type="string" calcext:value-type="string">
            <text:p>Datasheet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Näyttö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101BS</text:p>
          </table:table-cell>
          <table:table-cell table:style-name="ce3" office:value-type="string" calcext:value-type="string">
            <text:p><text:span text:style-name="T1"><text:a xlink:href="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" xlink:type="simple">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</text:a></text:span></text:p>
          </table:table-cell>
          <table:table-cell table:style-name="ce4" office:value-type="string" calcext:value-type="string">
            <text:p><text:span text:style-name="T1"><text:a xlink:href="http://www.oasistek.com/pdf/TOS-30101BS-B.pdf" xlink:type="simple">http://www.oasistek.com/pdf/TOS-30101BS-B.pdf</text:a>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ulaattori 3v3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086D2M33TR</text:p>
          </table:table-cell>
          <table:table-cell office:value-type="string" calcext:value-type="string">
            <text:p><text:a xlink:href="https://www.digikey.fi/product-detail/en/stmicroelectronics/LD1086D2M33TR/497-1223-1-ND/586223" xlink:type="simple">https://www.digikey.fi/product-detail/en/stmicroelectronics/LD1086D2M33TR/497-1223-1-ND/586223</text:a></text:p>
          </table:table-cell>
          <table:table-cell office:value-type="string" calcext:value-type="string">
            <text:p><text:a xlink:href="http://www.st.com/content/ccc/resource/technical/document/datasheet/53/db/00/58/09/98/4b/36/CD00001884.pdf/files/CD00001884.pdf/jcr:content/translations/en.CD00001884.pdf" xlink:type="simple">http://www.st.com/content/ccc/resource/technical/document/datasheet/53/db/00/58/09/98/4b/36/CD00001884.pdf/files/CD00001884.pdf/jcr:content/translations/en.CD00001884.pdf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-ohjain</text:p>
          </table:table-cell>
          <table:table-cell table:number-columns-repeated="2"/>
          <table:table-cell office:value-type="string" calcext:value-type="string">
            <text:p>TLC59116IPWR</text:p>
          </table:table-cell>
          <table:table-cell office:value-type="string" calcext:value-type="string">
            <text:p><text:a xlink:href="https://www.digikey.fi/product-detail/en/texas-instruments/TLC59116IPWR/296-23354-1-ND/1835679" xlink:type="simple">https://www.digikey.fi/product-detail/en/texas-instruments/TLC59116IPWR/296-23354-1-ND/1835679</text:a></text:p>
          </table:table-cell>
          <table:table-cell office:value-type="string" calcext:value-type="string">
            <text:p><text:a xlink:href="http://www.ti.com/lit/ds/symlink/tlc59116.pdf" xlink:type="simple">http://www.ti.com/lit/ds/symlink/tlc59116.pdf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rokontrolleri</text:p>
          </table:table-cell>
          <table:table-cell table:number-columns-repeated="2"/>
          <table:table-cell office:value-type="string" calcext:value-type="string">
            <text:p>ESP8266 ESP-1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RF24L01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densaattori 1000 u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densaattori 10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ensaattori 1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V virtaläh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 1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 10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office:value-type="string" calcext:value-type="string">
            <text:p>Flat ribbon cable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G28-10/G/300</text:p>
          </table:table-cell>
          <table:table-cell office:value-type="string" calcext:value-type="string">
            <text:p><text:a xlink:href="https://www.digikey.fi/product-detail/en/assmann-wsw-components/AWG28-10-G-300/AE10G-5-ND/686329" xlink:type="simple">https://www.digikey.fi/product-detail/en/assmann-wsw-components/AWG28-10-G-300/AE10G-5-ND/686329</text:a></text:p>
          </table:table-cell>
          <table:table-cell office:value-type="string" calcext:value-type="string">
            <text:p><text:a xlink:href="http://www.assmann-wsw.com/fileadmin/datasheets/ASS_7306_CA.pdf" xlink:type="simple">http://www.assmann-wsw.com/fileadmin/datasheets/ASS_7306_CA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male (PCB) 10-pin</text:p>
          </table:table-cell>
          <table:table-cell office:value-type="float" office:value="0.246" calcext:value-type="float">
            <text:p>0.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2-S101</text:p>
          </table:table-cell>
          <table:table-cell office:value-type="string" calcext:value-type="string">
            <text:p><text:a xlink:href="https://www.digikey.fi/product-detail/en/on-shore-technology-inc/302-S101/ED1543-ND/2178422" xlink:type="simple">https://www.digikey.fi/product-detail/en/on-shore-technology-inc/302-S101/ED1543-ND/2178422</text:a></text:p>
          </table:table-cell>
          <table:table-cell office:value-type="string" calcext:value-type="string">
            <text:p><text:a xlink:href="http://www.on-shore.com/wp-content/uploads/2015/09/302-sxxx.pdf" xlink:type="simple">http://www.on-shore.com/wp-content/uploads/2015/09/302-sxxx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female (cable) 10-pin</text:p>
          </table:table-cell>
          <table:table-cell office:value-type="float" office:value="0.295" calcext:value-type="float">
            <text:p>0.2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30-10-0102-00</text:p>
          </table:table-cell>
          <table:table-cell office:value-type="string" calcext:value-type="string">
            <text:p><text:a xlink:href="https://www.digikey.fi/product-detail/en/cnc-tech/3030-10-0102-00/1175-1435-ND/3821479" xlink:type="simple">https://www.digikey.fi/product-detail/en/cnc-tech/3030-10-0102-00/1175-1435-ND/3821479</text:a></text:p>
          </table:table-cell>
          <table:table-cell office:value-type="string" calcext:value-type="string">
            <text:p><text:a xlink:href="http://www.cnctech.us/pdfs/3030-XX-0102-00.pdf" xlink:type="simple">http://www.cnctech.us/pdfs/3030-XX-0102-00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1” female (cable) 5-pin</text:p>
          </table:table-cell>
          <table:table-cell office:value-type="float" office:value="0.268" calcext:value-type="float">
            <text:p>0.2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-643813-5</text:p>
          </table:table-cell>
          <table:table-cell office:value-type="string" calcext:value-type="string">
            <text:p><text:a xlink:href="https://www.digikey.fi/product-detail/en/te-connectivity-amp-connectors/3-643813-5/A31109-ND/698295" xlink:type="simple">https://www.digikey.fi/product-detail/en/te-connectivity-amp-connectors/3-643813-5/A31109-ND/698295</text:a></text:p>
          </table:table-cell>
          <table:table-cell office:value-type="string" calcext:value-type="string">
            <text:p><text:a xlink:href="http://www.te.com/commerce/DocumentDelivery/DDEController?Action=srchrtrv&amp;DocNm=643813&amp;DocType=Customer+Drawing&amp;DocLang=English" xlink:type="simple">http://www.te.com/commerce/DocumentDelivery/DDEController?Action=srchrtrv&amp;DocNm=643813&amp;DocType=Customer+Drawing&amp;DocLang=English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ener overvoltage protection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63B-TP</text:p>
          </table:table-cell>
          <table:table-cell office:value-type="string" calcext:value-type="string">
            <text:p><text:a xlink:href="https://www.digikey.fi/product-detail/en/micro-commercial-co/SMBJ5363B-TP/SMBJ5363B-TPMSCT-ND/1636229" xlink:type="simple">https://www.digikey.fi/product-detail/en/micro-commercial-co/SMBJ5363B-TP/SMBJ5363B-TPMSCT-ND/1636229</text:a></text:p>
          </table:table-cell>
          <table:table-cell office:value-type="string" calcext:value-type="string">
            <text:p><text:a xlink:href="http://www.mccsemi.com/up_pdf/SMBJ5338B-SMBJ5388B(SMB).pdf" xlink:type="simple">http://www.mccsemi.com/up_pdf/SMBJ5338B-SMBJ5388B(SMB)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ottky rev. polarity protection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230LSFT1G</text:p>
          </table:table-cell>
          <table:table-cell office:value-type="string" calcext:value-type="string">
            <text:p><text:a xlink:href="https://www.digikey.fi/product-detail/en/on-semiconductor/MBR230LSFT1G/MBR230LSFT1GOSCT-ND/1967064" xlink:type="simple">https://www.digikey.fi/product-detail/en/on-semiconductor/MBR230LSFT1G/MBR230LSFT1GOSCT-ND/1967064</text:a></text:p>
          </table:table-cell>
          <table:table-cell office:value-type="string" calcext:value-type="string">
            <text:p><text:a xlink:href="http://www.onsemi.com/pub_link/Collateral/MBR230LSFT1-D.PDF" xlink:type="simple">http://www.onsemi.com/pub_link/Collateral/MBR230LSFT1-D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se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B-RE2R50V</text:p>
          </table:table-cell>
          <table:table-cell office:value-type="string" calcext:value-type="string">
            <text:p><text:a xlink:href="https://www.digikey.fi/product-detail/en/panasonic-electronic-components/ERB-RE2R50V/P15119CT-ND/2796826" xlink:type="simple">https://www.digikey.fi/product-detail/en/panasonic-electronic-components/ERB-RE2R50V/P15119CT-ND/2796826</text:a></text:p>
          </table:table-cell>
          <table:table-cell office:value-type="string" calcext:value-type="string">
            <text:p><text:a xlink:href="https://industrial.panasonic.com/cdbs/www-data/pdf/AFA0000/AFA0000C7.pdf" xlink:type="simple">https://industrial.panasonic.com/cdbs/www-data/pdf/AFA0000/AFA0000C7.pdf</text:a></text:p>
          </table:table-cell>
          <table:table-cell table:number-columns-repeated="3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22:13:43.086154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7:43:56.067898112</meta:creation-date>
    <dc:date>2017-04-30T00:13:48.737958674</dc:date>
    <meta:editing-duration>PT4H4M4S</meta:editing-duration>
    <meta:editing-cycles>37</meta:editing-cycles>
    <meta:generator>LibreOffice/5.1.6.2$Linux_X86_64 LibreOffice_project/10m0$Build-2</meta:generator>
    <meta:document-statistic meta:table-count="1" meta:cell-count="80" meta:object-count="0"/>
  </office:meta>
</office:document-meta>
</file>